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2Coding" svg:font-family="D2Coding" style:font-adornments="보통" style:font-family-generic="modern" style:font-pitch="fixed"/>
    <style:font-face style:name="D2Coding1" svg:font-family="D2Coding" style:font-adornments="보통" style:font-family-generic="roman" style:font-pitch="variable"/>
    <style:font-face style:name="D2Coding2" svg:font-family="D2Coding" style:font-family-generic="roman" style:font-pitch="variable"/>
    <style:font-face style:name="D2Coding3" svg:font-family="D2Coding" style:font-adornments="보통" style:font-family-generic="modern" style:font-pitch="variable"/>
    <style:font-face style:name="D2Coding4" svg:font-family="D2Coding" style:font-family-generic="modern" style:font-pitch="fixed"/>
    <style:font-face style:name="D2Coding5" svg:font-family="D2Coding" style:font-adornments="보통" style:font-family-generic="system" style:font-pitch="variable"/>
    <style:font-face style:name="D2Coding6" svg:font-family="D2Coding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.6cm" fo:min-width="0.59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cm" fo:min-width="0.58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cm" fo:min-width="0.595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cm" fo:min-width="0.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cm" fo:min-width="0.592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42cm"/>
      <style:paragraph-properties style:writing-mode="lr-tb"/>
    </style:style>
    <style:style style:name="P1" style:family="paragraph">
      <style:paragraph-properties fo:text-align="center" style:writing-mode="lr-tb"/>
      <style:text-properties fo:color="#2a6099" loext:opacity="100%" style:font-name="D2Coding4" fo:font-size="11pt" fo:letter-spacing="normal"/>
    </style:style>
    <style:style style:name="P2" style:family="paragraph">
      <loext:graphic-properties draw:fill="none"/>
      <style:paragraph-properties fo:text-align="center" style:writing-mode="lr-tb"/>
      <style:text-properties fo:color="#2a6099" loext:opacity="100%" style:font-name="D2Coding4" fo:font-size="11pt" fo:letter-spacing="normal"/>
    </style:style>
    <style:style style:name="P3" style:family="paragraph">
      <loext:graphic-properties draw:fill="none"/>
      <style:paragraph-properties fo:text-align="center"/>
      <style:text-properties fo:color="#2a6099" loext:opacity="100%" style:font-name="D2Coding4" fo:font-size="11pt" fo:letter-spacing="normal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color="#2a6099" loext:opacity="100%" style:font-name="D2Coding4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xml:id="id1" draw:id="id1" draw:layer="layout" svg:width="1.599cm" svg:height="1.25cm" svg:x="6.3cm" svg:y="1.75cm">
          <text:p text:style-name="P1"><text:span text:style-name="T1">3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87cm" svg:height="1.25cm" svg:x="3.902cm" svg:y="4.152cm">
          <text:p text:style-name="P1"><text:span text:style-name="T1">15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.597cm" svg:height="1.25cm" svg:x="8.703cm" svg:y="4.153cm">
          <text:p text:style-name="P1"><text:span text:style-name="T1">17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1.604cm" svg:height="1.25cm" svg:x="2.503cm" svg:y="6.353cm">
          <text:p text:style-name="P1"><text:span text:style-name="T1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59cm" svg:height="1.25cm" svg:x="5.104cm" svg:y="6.354cm">
          <text:p text:style-name="P1"><text:span text:style-name="T1">9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534cm" svg:y1="2.817cm" svg:x2="5.257cm" svg:y2="4.335cm" draw:start-shape="id1" draw:start-glue-point="7" draw:end-shape="id2" draw:end-glue-point="11" svg:d="M6534 2817l-1277 1518" svg:viewBox="0 0 1278 1519">
          <text:p/>
        </draw:connector>
        <draw:connector draw:style-name="gr6" draw:text-style-name="P3" draw:layer="layout" draw:type="line" svg:x1="7.665cm" svg:y1="2.817cm" svg:x2="8.937cm" svg:y2="4.336cm" draw:start-shape="id1" draw:start-glue-point="9" draw:end-shape="id3" draw:end-glue-point="5" svg:d="M7665 2817l1272 1519" svg:viewBox="0 0 1273 1520">
          <text:p/>
        </draw:connector>
        <draw:connector draw:style-name="gr6" draw:text-style-name="P3" draw:layer="layout" draw:type="line" svg:x1="4.134cm" svg:y1="5.219cm" svg:x2="3.305cm" svg:y2="6.353cm" draw:start-shape="id2" draw:start-glue-point="7" draw:end-shape="id4" draw:end-glue-point="4" svg:d="M4134 5219l-829 1134" svg:viewBox="0 0 830 1135">
          <text:p/>
        </draw:connector>
        <draw:connector draw:style-name="gr6" draw:text-style-name="P3" draw:layer="layout" draw:type="line" svg:x1="5.257cm" svg:y1="5.219cm" svg:x2="5.899cm" svg:y2="6.354cm" draw:start-shape="id2" draw:start-glue-point="9" draw:end-shape="id5" draw:end-glue-point="4" svg:d="M5257 5219l642 1135" svg:viewBox="0 0 643 1136">
          <text:p/>
        </draw:connector>
        <draw:frame draw:style-name="gr7" draw:text-style-name="P4" draw:layer="layout" svg:width="10.25cm" svg:height="0.67cm" svg:x="1.4cm" svg:y="10.7cm">
          <draw:text-box>
            <text:p><text:span text:style-name="T2">[</text:span><text:span text:style-name="T2">최대 힙 </text:span><text:span text:style-name="T2">(max heap)]</text:span></text:p>
          </draw:text-box>
        </draw:frame>
        <draw:custom-shape draw:style-name="gr4" draw:text-style-name="P2" xml:id="id7" draw:id="id7" draw:layer="layout" svg:width="1.604cm" svg:height="1.25cm" svg:x="7.404cm" svg:y="6.354cm">
          <text:p text:style-name="P1"><text:span text:style-name="T1">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1.59cm" svg:height="1.25cm" svg:x="10.005cm" svg:y="6.355cm">
          <text:p text:style-name="P1"><text:span text:style-name="T1">1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0.066cm" svg:y1="5.22cm" svg:x2="10.8cm" svg:y2="6.355cm" draw:start-shape="id3" draw:start-glue-point="9" draw:end-shape="id6" draw:end-glue-point="4" svg:d="M10066 5220l734 1135" svg:viewBox="0 0 735 1136">
          <text:p/>
        </draw:connector>
        <draw:connector draw:style-name="gr6" draw:text-style-name="P3" draw:layer="layout" draw:type="line" svg:x1="8.937cm" svg:y1="5.22cm" svg:x2="8.206cm" svg:y2="6.354cm" draw:start-shape="id3" draw:start-glue-point="7" draw:end-shape="id7" draw:end-glue-point="4" svg:d="M8937 5220l-731 1134" svg:viewBox="0 0 732 1135">
          <text:p/>
        </draw:connector>
        <draw:custom-shape draw:style-name="gr4" draw:text-style-name="P2" xml:id="id8" draw:id="id8" draw:layer="layout" svg:width="1.604cm" svg:height="1.25cm" svg:x="1.404cm" svg:y="8.554cm">
          <text:p text:style-name="P1"><text:span text:style-name="T1">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1.59cm" svg:height="1.25cm" svg:x="3.505cm" svg:y="8.555cm">
          <text:p text:style-name="P1"><text:span text:style-name="T1">7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738cm" svg:y1="7.42cm" svg:x2="2.206cm" svg:y2="8.554cm" draw:start-shape="id4" draw:start-glue-point="7" draw:end-shape="id8" draw:end-glue-point="4" svg:d="M2738 7420l-532 1134" svg:viewBox="0 0 533 1135">
          <text:p/>
        </draw:connector>
        <draw:connector draw:style-name="gr6" draw:text-style-name="P3" draw:layer="layout" draw:type="line" svg:x1="3.872cm" svg:y1="7.42cm" svg:x2="4.3cm" svg:y2="8.555cm" draw:start-shape="id4" draw:start-glue-point="9" draw:end-shape="id9" draw:end-glue-point="4" svg:d="M3872 7420l428 1135" svg:viewBox="0 0 429 1136">
          <text:p/>
        </draw:connector>
        <draw:custom-shape draw:style-name="gr1" draw:text-style-name="P2" xml:id="id10" draw:id="id10" draw:layer="layout" svg:width="1.599cm" svg:height="1.25cm" svg:x="6.293cm" svg:y="12.64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587cm" svg:height="1.25cm" svg:x="3.895cm" svg:y="15.04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1.597cm" svg:height="1.25cm" svg:x="8.696cm" svg:y="15.04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" draw:id="id13" draw:layer="layout" svg:width="1.604cm" svg:height="1.25cm" svg:x="2.496cm" svg:y="17.244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" draw:id="id14" draw:layer="layout" svg:width="1.59cm" svg:height="1.25cm" svg:x="5.097cm" svg:y="17.245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527cm" svg:y1="13.708cm" svg:x2="5.25cm" svg:y2="15.226cm" draw:start-shape="id10" draw:start-glue-point="7" draw:end-shape="id11" draw:end-glue-point="11" svg:d="M6527 13708l-1277 1518" svg:viewBox="0 0 1278 1519">
          <text:p/>
        </draw:connector>
        <draw:connector draw:style-name="gr6" draw:text-style-name="P3" draw:layer="layout" draw:type="line" svg:x1="7.658cm" svg:y1="13.708cm" svg:x2="8.93cm" svg:y2="15.227cm" draw:start-shape="id10" draw:start-glue-point="9" draw:end-shape="id12" draw:end-glue-point="5" svg:d="M7658 13708l1272 1519" svg:viewBox="0 0 1273 1520">
          <text:p/>
        </draw:connector>
        <draw:connector draw:style-name="gr6" draw:text-style-name="P3" draw:layer="layout" draw:type="line" svg:x1="4.127cm" svg:y1="16.11cm" svg:x2="3.298cm" svg:y2="17.244cm" draw:start-shape="id11" draw:start-glue-point="7" draw:end-shape="id13" draw:end-glue-point="4" svg:d="M4127 16110l-829 1134" svg:viewBox="0 0 830 1135">
          <text:p/>
        </draw:connector>
        <draw:connector draw:style-name="gr6" draw:text-style-name="P3" draw:layer="layout" draw:type="line" svg:x1="5.25cm" svg:y1="16.11cm" svg:x2="5.892cm" svg:y2="17.245cm" draw:start-shape="id11" draw:start-glue-point="9" draw:end-shape="id14" draw:end-glue-point="4" svg:d="M5250 16110l642 1135" svg:viewBox="0 0 643 1136">
          <text:p/>
        </draw:connector>
        <draw:frame draw:style-name="gr7" draw:text-style-name="P4" draw:layer="layout" svg:width="10.25cm" svg:height="0.67cm" svg:x="1.5cm" svg:y="21.58cm">
          <draw:text-box>
            <text:p><text:span text:style-name="T2">[</text:span><text:span text:style-name="T2">최소 힙 </text:span><text:span text:style-name="T2">(max heap)]</text:span></text:p>
          </draw:text-box>
        </draw:frame>
        <draw:custom-shape draw:style-name="gr4" draw:text-style-name="P2" xml:id="id16" draw:id="id16" draw:layer="layout" svg:width="1.604cm" svg:height="1.25cm" svg:x="7.397cm" svg:y="17.245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5" draw:id="id15" draw:layer="layout" svg:width="1.59cm" svg:height="1.25cm" svg:x="9.998cm" svg:y="17.246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0.059cm" svg:y1="16.111cm" svg:x2="10.793cm" svg:y2="17.246cm" draw:start-shape="id12" draw:start-glue-point="9" draw:end-shape="id15" draw:end-glue-point="4" svg:d="M10059 16111l734 1135" svg:viewBox="0 0 735 1136">
          <text:p/>
        </draw:connector>
        <draw:connector draw:style-name="gr6" draw:text-style-name="P3" draw:layer="layout" draw:type="line" svg:x1="8.93cm" svg:y1="16.111cm" svg:x2="8.199cm" svg:y2="17.245cm" draw:start-shape="id12" draw:start-glue-point="7" draw:end-shape="id16" draw:end-glue-point="4" svg:d="M8930 16111l-731 1134" svg:viewBox="0 0 732 1135">
          <text:p/>
        </draw:connector>
        <draw:custom-shape draw:style-name="gr4" draw:text-style-name="P2" xml:id="id17" draw:id="id17" draw:layer="layout" svg:width="1.604cm" svg:height="1.25cm" svg:x="1.397cm" svg:y="19.445cm">
          <text:p text:style-name="P1"><text:span text:style-name="T1">5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8" draw:id="id18" draw:layer="layout" svg:width="1.59cm" svg:height="1.25cm" svg:x="3.498cm" svg:y="19.446cm">
          <text:p text:style-name="P1"><text:span text:style-name="T1">15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731cm" svg:y1="18.311cm" svg:x2="2.199cm" svg:y2="19.445cm" draw:start-shape="id13" draw:start-glue-point="7" draw:end-shape="id17" draw:end-glue-point="4" svg:d="M2731 18311l-532 1134" svg:viewBox="0 0 533 1135">
          <text:p/>
        </draw:connector>
        <draw:connector draw:style-name="gr6" draw:text-style-name="P3" draw:layer="layout" draw:type="line" svg:x1="3.865cm" svg:y1="18.311cm" svg:x2="4.293cm" svg:y2="19.446cm" draw:start-shape="id13" draw:start-glue-point="9" draw:end-shape="id18" draw:end-glue-point="4" svg:d="M3865 18311l428 1135" svg:viewBox="0 0 429 113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2Coding" svg:font-family="D2Coding" style:font-adornments="보통" style:font-family-generic="modern" style:font-pitch="fixed"/>
    <style:font-face style:name="D2Coding1" svg:font-family="D2Coding" style:font-adornments="보통" style:font-family-generic="roman" style:font-pitch="variable"/>
    <style:font-face style:name="D2Coding2" svg:font-family="D2Coding" style:font-family-generic="roman" style:font-pitch="variable"/>
    <style:font-face style:name="D2Coding3" svg:font-family="D2Coding" style:font-adornments="보통" style:font-family-generic="modern" style:font-pitch="variable"/>
    <style:font-face style:name="D2Coding4" svg:font-family="D2Coding" style:font-family-generic="modern" style:font-pitch="fixed"/>
    <style:font-face style:name="D2Coding5" svg:font-family="D2Coding" style:font-adornments="보통" style:font-family-generic="system" style:font-pitch="variable"/>
    <style:font-face style:name="D2Coding6" svg:font-family="D2Coding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2Coding" fo:font-family="D2Coding" style:font-style-name="보통" style:font-family-generic="modern" style:font-pitch="fixed" fo:font-size="18pt" fo:font-style="normal" fo:text-shadow="none" style:text-underline-style="none" fo:font-weight="normal" style:letter-kerning="true" style:font-name-asian="D2Coding" style:font-family-asian="D2Coding" style:font-style-name-asian="보통" style:font-family-generic-asian="modern" style:font-pitch-asian="fixed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2T20:57:45.354000000</meta:creation-date>
    <dc:date>2021-10-09T22:22:49.179000000</dc:date>
    <meta:editing-duration>PT17H4M8S</meta:editing-duration>
    <meta:editing-cycles>18</meta:editing-cycles>
    <meta:generator>LibreOffice/7.2.1.2$Windows_X86_64 LibreOffice_project/87b77fad49947c1441b67c559c339af8f3517e22</meta:generator>
    <meta:document-statistic meta:object-count="36"/>
  </office:meta>
</office:document-meta>
</file>